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258cm" fo:min-width="0.008cm"/>
    </style:style>
    <style:style style:name="gr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258cm" fo:min-width="0.516cm"/>
    </style:style>
    <style:style style:name="gr3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258cm" fo:min-width="1.532cm"/>
    </style:style>
    <style:style style:name="gr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782cm" fo:min-width="0.008cm"/>
    </style:style>
    <style:style style:name="gr5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274cm" fo:min-width="0.008cm"/>
    </style:style>
    <style:style style:name="gr6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258cm" fo:min-width="0.0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weight="bold"/>
    </style:style>
    <style:style style:name="P3" style:family="paragraph">
      <style:paragraph-properties fo:margin-top="0.152cm" fo:margin-bottom="0cm" fo:text-align="center"/>
      <style:text-properties fo:color="#ce181e"/>
    </style:style>
    <style:style style:name="P4" style:family="paragraph">
      <loext:graphic-properties draw:fill="solid" draw:fill-color="#cccccc"/>
      <style:paragraph-properties fo:margin-top="0.152cm" fo:margin-bottom="0cm" fo:text-align="center"/>
      <style:text-properties fo:color="#ce181e" fo:font-size="14pt" style:font-size-asian="14pt" style:font-size-complex="14pt"/>
    </style:style>
    <style:style style:name="T1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08cm" svg:height="0.508cm" svg:x="2.524cm" svg:y="3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032cm" svg:y="3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54cm" svg:y="3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048cm" svg:y="3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4.556cm" svg:y="3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5.064cm" svg:y="3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572cm" svg:y="3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08cm" svg:y="3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588cm" svg:y="3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096cm" svg:y="3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604cm" svg:y="3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112cm" svg:y="3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62cm" svg:y="3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128cm" svg:y="3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9.636cm" svg:y="3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0.144cm" svg:y="3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652cm" svg:y="3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16cm" svg:y="3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668cm" svg:y="3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176cm" svg:y="3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524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032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54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048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4.556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5.064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572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08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588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096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604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112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62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128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9.636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0.144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652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16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668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176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2.524cm" svg:y="4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3.032cm" svg:y="4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3.54cm" svg:y="4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4.048cm" svg:y="4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4.556cm" svg:y="4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5.064cm" svg:y="4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5.572cm" svg:y="4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6.08cm" svg:y="4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6.588cm" svg:y="4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7.096cm" svg:y="4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7.604cm" svg:y="4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8.112cm" svg:y="4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8.62cm" svg:y="4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9.128cm" svg:y="4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9.636cm" svg:y="4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0.144cm" svg:y="4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0.652cm" svg:y="4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1.16cm" svg:y="4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1.668cm" svg:y="4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2.176cm" svg:y="4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524cm" svg:y="4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032cm" svg:y="4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54cm" svg:y="4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048cm" svg:y="4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4.556cm" svg:y="4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5.064cm" svg:y="4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572cm" svg:y="4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08cm" svg:y="4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588cm" svg:y="4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096cm" svg:y="4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604cm" svg:y="4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112cm" svg:y="4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62cm" svg:y="4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128cm" svg:y="4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9.636cm" svg:y="4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0.144cm" svg:y="4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652cm" svg:y="4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16cm" svg:y="4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668cm" svg:y="4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176cm" svg:y="4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524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032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54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048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4.556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5.064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572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08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588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096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604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112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62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128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9.636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0.144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652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16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668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176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2.524cm" svg:y="5.5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3.032cm" svg:y="5.5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3.54cm" svg:y="5.5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4.048cm" svg:y="5.5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4.556cm" svg:y="5.5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5.064cm" svg:y="5.5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5.572cm" svg:y="5.5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6.08cm" svg:y="5.5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6.588cm" svg:y="5.5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7.096cm" svg:y="5.5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7.604cm" svg:y="5.5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8.112cm" svg:y="5.5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8.62cm" svg:y="5.5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9.128cm" svg:y="5.5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9.636cm" svg:y="5.5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0.144cm" svg:y="5.5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0.652cm" svg:y="5.5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1.16cm" svg:y="5.5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1.668cm" svg:y="5.5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2.176cm" svg:y="5.5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524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032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54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048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4.556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5.064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572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08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588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096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604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112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62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128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9.636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0.144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652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16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668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176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524cm" svg:y="6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032cm" svg:y="6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54cm" svg:y="6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048cm" svg:y="6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4.556cm" svg:y="6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5.064cm" svg:y="6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572cm" svg:y="6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08cm" svg:y="6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588cm" svg:y="6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096cm" svg:y="6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604cm" svg:y="6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112cm" svg:y="6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62cm" svg:y="6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128cm" svg:y="6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9.636cm" svg:y="6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0.144cm" svg:y="6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652cm" svg:y="6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16cm" svg:y="6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668cm" svg:y="6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176cm" svg:y="6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2.524cm" svg:y="7.0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3.032cm" svg:y="7.0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3.54cm" svg:y="7.0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4.048cm" svg:y="7.0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4.556cm" svg:y="7.0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5.064cm" svg:y="7.0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5.572cm" svg:y="7.0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6.08cm" svg:y="7.0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6.588cm" svg:y="7.0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7.096cm" svg:y="7.0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7.604cm" svg:y="7.0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8.112cm" svg:y="7.0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8.62cm" svg:y="7.0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9.128cm" svg:y="7.0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9.636cm" svg:y="7.0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0.144cm" svg:y="7.0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0.652cm" svg:y="7.0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1.16cm" svg:y="7.0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1.668cm" svg:y="7.0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2.176cm" svg:y="7.0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524cm" svg:y="7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032cm" svg:y="7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54cm" svg:y="7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048cm" svg:y="7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4.556cm" svg:y="7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5.064cm" svg:y="7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572cm" svg:y="7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08cm" svg:y="7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588cm" svg:y="7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096cm" svg:y="7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604cm" svg:y="7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112cm" svg:y="7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62cm" svg:y="7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128cm" svg:y="7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9.636cm" svg:y="7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0.144cm" svg:y="7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652cm" svg:y="7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16cm" svg:y="7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668cm" svg:y="7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176cm" svg:y="7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524cm" svg:y="8.1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032cm" svg:y="8.1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54cm" svg:y="8.1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048cm" svg:y="8.1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4.556cm" svg:y="8.1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5.064cm" svg:y="8.1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572cm" svg:y="8.1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08cm" svg:y="8.1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588cm" svg:y="8.1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096cm" svg:y="8.1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604cm" svg:y="8.1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112cm" svg:y="8.1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62cm" svg:y="8.1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128cm" svg:y="8.1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9.636cm" svg:y="8.1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0.144cm" svg:y="8.1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652cm" svg:y="8.1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16cm" svg:y="8.1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668cm" svg:y="8.1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176cm" svg:y="8.1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524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032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54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048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4.556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5.064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572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08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588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096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604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112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62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128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9.636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0.144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652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16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668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176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2.524cm" svg:y="9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3.032cm" svg:y="9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3.54cm" svg:y="9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4.048cm" svg:y="9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4.556cm" svg:y="9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5.064cm" svg:y="9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5.572cm" svg:y="9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6.08cm" svg:y="9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6.588cm" svg:y="9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7.096cm" svg:y="9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7.604cm" svg:y="9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8.112cm" svg:y="9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8.62cm" svg:y="9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9.128cm" svg:y="9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9.636cm" svg:y="9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0.144cm" svg:y="9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0.652cm" svg:y="9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1.16cm" svg:y="9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1.668cm" svg:y="9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2.176cm" svg:y="9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524cm" svg:y="9.6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032cm" svg:y="9.6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54cm" svg:y="9.6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048cm" svg:y="9.6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4.556cm" svg:y="9.6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5.064cm" svg:y="9.6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572cm" svg:y="9.6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08cm" svg:y="9.6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588cm" svg:y="9.6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096cm" svg:y="9.6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604cm" svg:y="9.6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112cm" svg:y="9.6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62cm" svg:y="9.6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128cm" svg:y="9.6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9.636cm" svg:y="9.6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0.144cm" svg:y="9.6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652cm" svg:y="9.6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16cm" svg:y="9.6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668cm" svg:y="9.6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176cm" svg:y="9.6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524cm" svg:y="10.1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032cm" svg:y="10.1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54cm" svg:y="10.1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048cm" svg:y="10.1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4.556cm" svg:y="10.1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5.064cm" svg:y="10.1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572cm" svg:y="10.1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08cm" svg:y="10.1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588cm" svg:y="10.1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096cm" svg:y="10.1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604cm" svg:y="10.1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112cm" svg:y="10.1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62cm" svg:y="10.1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128cm" svg:y="10.1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9.636cm" svg:y="10.1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0.144cm" svg:y="10.1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652cm" svg:y="10.1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16cm" svg:y="10.1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668cm" svg:y="10.1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176cm" svg:y="10.1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2.524cm" svg:y="10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3.032cm" svg:y="10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3.54cm" svg:y="10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4.048cm" svg:y="10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4.556cm" svg:y="10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5.064cm" svg:y="10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5.572cm" svg:y="10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6.08cm" svg:y="10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6.588cm" svg:y="10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7.096cm" svg:y="10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7.604cm" svg:y="10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8.112cm" svg:y="10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8.62cm" svg:y="10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9.128cm" svg:y="10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9.636cm" svg:y="10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0.144cm" svg:y="10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0.652cm" svg:y="10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1.16cm" svg:y="10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1.668cm" svg:y="10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2.176cm" svg:y="10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524cm" svg:y="11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032cm" svg:y="11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54cm" svg:y="11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048cm" svg:y="11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4.556cm" svg:y="11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5.064cm" svg:y="11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572cm" svg:y="11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08cm" svg:y="11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588cm" svg:y="11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096cm" svg:y="11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604cm" svg:y="11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112cm" svg:y="11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62cm" svg:y="11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128cm" svg:y="11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9.636cm" svg:y="11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0.144cm" svg:y="11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652cm" svg:y="11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16cm" svg:y="11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668cm" svg:y="11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176cm" svg:y="11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524cm" svg:y="11.6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032cm" svg:y="11.6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54cm" svg:y="11.6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048cm" svg:y="11.6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4.556cm" svg:y="11.6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5.064cm" svg:y="11.6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572cm" svg:y="11.6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08cm" svg:y="11.6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588cm" svg:y="11.6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096cm" svg:y="11.6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604cm" svg:y="11.6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112cm" svg:y="11.6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62cm" svg:y="11.6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128cm" svg:y="11.6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9.636cm" svg:y="11.6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0.144cm" svg:y="11.6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652cm" svg:y="11.6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16cm" svg:y="11.6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668cm" svg:y="11.6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176cm" svg:y="11.6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2.524cm" svg:y="12.1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3.032cm" svg:y="12.1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3.54cm" svg:y="12.1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4.048cm" svg:y="12.1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4.556cm" svg:y="12.1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5.064cm" svg:y="12.1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5.572cm" svg:y="12.1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6.08cm" svg:y="12.1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6.588cm" svg:y="12.1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7.096cm" svg:y="12.1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7.604cm" svg:y="12.1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8.112cm" svg:y="12.1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8.62cm" svg:y="12.1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9.128cm" svg:y="12.1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9.636cm" svg:y="12.1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0.144cm" svg:y="12.1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0.652cm" svg:y="12.1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1.16cm" svg:y="12.1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1.668cm" svg:y="12.1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2.176cm" svg:y="12.1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524cm" svg:y="12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032cm" svg:y="12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54cm" svg:y="12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048cm" svg:y="12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4.556cm" svg:y="12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5.064cm" svg:y="12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572cm" svg:y="12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08cm" svg:y="12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588cm" svg:y="12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096cm" svg:y="12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604cm" svg:y="12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112cm" svg:y="12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62cm" svg:y="12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128cm" svg:y="12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9.636cm" svg:y="12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0.144cm" svg:y="12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652cm" svg:y="12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16cm" svg:y="12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668cm" svg:y="12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176cm" svg:y="12.6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016cm" svg:height="0.508cm" svg:x="11.668cm" svg:y="7.084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0.508cm" svg:x="6.08cm" svg:y="9.636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08cm" svg:height="2.032cm" svg:x="8.617cm" svg:y="5.584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016cm" svg:height="0.508cm" svg:x="2.524cm" svg:y="7.096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08cm" svg:height="1.524cm" svg:x="5.572cm" svg:y="3.032cm">
          <text:p text:style-name="P3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508cm" svg:height="0.508cm" svg:x="5.572cm" svg:y="12.684cm">
          <text:p text:style-name="P3"><text:span text:style-name="T1">4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2T22:49:45.729515921</meta:creation-date>
    <dc:date>2019-09-22T23:12:56.931850121</dc:date>
    <meta:editing-duration>PT2M19S</meta:editing-duration>
    <meta:editing-cycles>1</meta:editing-cycles>
    <meta:document-statistic meta:object-count="406"/>
    <meta:generator>LibreOffice/6.0.7.3$Linux_X86_64 LibreOffice_project/00m0$Build-3</meta:generator>
  </office:meta>
</office:document-meta>
</file>